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1.351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127cm"/>
    </style:style>
    <style:style style:name="co8" style:family="table-column">
      <style:table-column-properties fo:break-before="auto" style:column-width="1.16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id</text:p>
          </table:table-cell>
          <table:table-cell office:value-type="string">
            <text:p>name</text:p>
          </table:table-cell>
          <table:table-cell office:value-type="string">
            <text:p>q1</text:p>
          </table:table-cell>
          <table:table-cell office:value-type="string">
            <text:p>mi</text:p>
          </table:table-cell>
          <table:table-cell office:value-type="string">
            <text:p>q2</text:p>
          </table:table-cell>
          <table:table-cell office:value-type="string">
            <text:p>fin</text:p>
          </table:table-cell>
          <table:table-cell office:value-type="string">
            <text:p>avg</text:p>
          </table:table-cell>
          <table:table-cell office:value-type="string">
            <text:p>shift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1506101">
            <text:p>951506101</text:p>
          </table:table-cell>
          <table:table-cell office:value-type="string">
            <text:p>張永郇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INT(AVERAGE([.D2:.G2]))" office:value-type="float" office:value="42">
            <text:p>42</text:p>
          </table:table-cell>
          <table:table-cell office:value-type="float" office:value="60">
            <text:p>60</text:p>
          </table:table-cell>
          <table:table-cell table:formula="of:=INT(AVERAGE([.D2:.F2]))"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INT((10*[.I2]-3*[.J2]-3*[.K2])/4)" office:value-type="float" office:value="75">
            <text:p>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2506102">
            <text:p>952506102</text:p>
          </table:table-cell>
          <table:table-cell office:value-type="string">
            <text:p>范思惟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INT(AVERAGE([.D3:.G3]))" office:value-type="float" office:value="25">
            <text:p>25</text:p>
          </table:table-cell>
          <table:table-cell office:value-type="float" office:value="60">
            <text:p>60</text:p>
          </table:table-cell>
          <table:table-cell table:formula="of:=INT(AVERAGE([.D3:.F3]))"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INT((10*[.I3]-3*[.J3]-3*[.K3])/4)" office:value-type="float" office:value="90">
            <text:p>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1506103">
            <text:p>951506103</text:p>
          </table:table-cell>
          <table:table-cell office:value-type="string">
            <text:p>趙柏鈞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formula="of:=INT(AVERAGE([.D4:.G4]))"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formula="of:=INT((10*[.I4]-3*[.J4]-3*[.K4])/4)" office:value-type="float" office:value="82">
            <text:p>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51506105">
            <text:p>951506105</text:p>
          </table:table-cell>
          <table:table-cell office:value-type="string">
            <text:p>陳逸鴻</text:p>
          </table:table-cell>
          <table:table-cell table:number-columns-repeated="2"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INT(AVERAGE([.D5:.G5]))" office:value-type="float" office:value="45">
            <text:p>45</text:p>
          </table:table-cell>
          <table:table-cell office:value-type="float" office:value="60">
            <text:p>60</text:p>
          </table:table-cell>
          <table:table-cell table:formula="of:=INT(AVERAGE([.D5:.F5]))" office:value-type="float" office:value="43">
            <text:p>43</text:p>
          </table:table-cell>
          <table:table-cell office:value-type="float" office:value="60">
            <text:p>60</text:p>
          </table:table-cell>
          <table:table-cell table:formula="of:=INT((10*[.I5]-3*[.J5]-3*[.K5])/4)" office:value-type="float" office:value="72">
            <text:p>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52506106">
            <text:p>952506106</text:p>
          </table:table-cell>
          <table:table-cell office:value-type="string">
            <text:p>林佳慧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table:formula="of:=INT(AVERAGE([.D6:.G6]))" office:value-type="float" office:value="55">
            <text:p>55</text:p>
          </table:table-cell>
          <table:table-cell table:formula="of:=[.H6]+11" office:value-type="float" office:value="66">
            <text:p>66</text:p>
          </table:table-cell>
          <table:table-cell table:formula="of:=INT(AVERAGE([.D6:.F6]))" office:value-type="float" office:value="55">
            <text:p>55</text:p>
          </table:table-cell>
          <table:table-cell office:value-type="float" office:value="60">
            <text:p>60</text:p>
          </table:table-cell>
          <table:table-cell table:formula="of:=INT((10*[.I6]-3*[.J6]-3*[.K6])/4)" office:value-type="float" office:value="78">
            <text:p>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51506109">
            <text:p>951506109</text:p>
          </table:table-cell>
          <table:table-cell office:value-type="string">
            <text:p>陳柏升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INT(AVERAGE([.D7:.G7]))" office:value-type="float" office:value="28">
            <text:p>28</text:p>
          </table:table-cell>
          <table:table-cell table:number-columns-repeated="2" office:value-type="float" office:value="60">
            <text:p>60</text:p>
          </table:table-cell>
          <table:table-cell office:value-type="float" office:value="35">
            <text:p>35</text:p>
          </table:table-cell>
          <table:table-cell table:formula="of:=INT((10*[.I7]-3*[.J7]-3*[.K7])/4)" office:value-type="float" office:value="78">
            <text:p>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51506110">
            <text:p>951506110</text:p>
          </table:table-cell>
          <table:table-cell office:value-type="string">
            <text:p>簡玉龍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INT(AVERAGE([.D8:.G8]))"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INT((10*[.I8]-3*[.J8]-3*[.K8])/4)" office:value-type="float" office:value="75">
            <text:p>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51506111">
            <text:p>951506111</text:p>
          </table:table-cell>
          <table:table-cell office:value-type="string">
            <text:p>陳慶雄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INT(AVERAGE([.D9:.G9]))" office:value-type="float" office:value="28">
            <text:p>28</text:p>
          </table:table-cell>
          <table:table-cell office:value-type="float" office:value="60">
            <text:p>60</text:p>
          </table:table-cell>
          <table:table-cell table:formula="of:=INT(AVERAGE([.D9:.F9]))" office:value-type="float" office:value="25">
            <text:p>25</text:p>
          </table:table-cell>
          <table:table-cell office:value-type="float" office:value="55">
            <text:p>55</text:p>
          </table:table-cell>
          <table:table-cell table:formula="of:=INT((10*[.I9]-3*[.J9]-3*[.K9])/4)" office:value-type="float" office:value="90">
            <text:p>9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1506112">
            <text:p>951506112</text:p>
          </table:table-cell>
          <table:table-cell office:value-type="string">
            <text:p>王百慶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INT(AVERAGE([.D10:.G10]))" office:value-type="float" office:value="23">
            <text:p>23</text:p>
          </table:table-cell>
          <table:table-cell office:value-type="float" office:value="60">
            <text:p>60</text:p>
          </table:table-cell>
          <table:table-cell table:formula="of:=INT(AVERAGE([.D10:.F10]))" office:value-type="float" office:value="28">
            <text:p>28</text:p>
          </table:table-cell>
          <table:table-cell office:value-type="float" office:value="60">
            <text:p>60</text:p>
          </table:table-cell>
          <table:table-cell table:formula="of:=INT((10*[.I10]-3*[.J10]-3*[.K10])/4)" office:value-type="float" office:value="84">
            <text:p>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1506113">
            <text:p>951506113</text:p>
          </table:table-cell>
          <table:table-cell office:value-type="string">
            <text:p>鍾國山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INT(AVERAGE([.D11:.G11]))" office:value-type="float" office:value="21">
            <text:p>21</text:p>
          </table:table-cell>
          <table:table-cell office:value-type="float" office:value="60">
            <text:p>60</text:p>
          </table:table-cell>
          <table:table-cell table:formula="of:=INT(AVERAGE([.D11:.F11]))"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INT((10*[.I11]-3*[.J11]-3*[.K11])/4)" office:value-type="float" office:value="95">
            <text:p>9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51506114">
            <text:p>951506114</text:p>
          </table:table-cell>
          <table:table-cell office:value-type="string">
            <text:p>黃嘉慶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INT(AVERAGE([.D12:.G12]))" office:value-type="float" office:value="15">
            <text:p>15</text:p>
          </table:table-cell>
          <table:table-cell table:number-columns-repeated="2" office:value-type="float" office:value="60">
            <text:p>60</text:p>
          </table:table-cell>
          <table:table-cell office:value-type="float" office:value="35">
            <text:p>35</text:p>
          </table:table-cell>
          <table:table-cell table:formula="of:=INT((10*[.I12]-3*[.J12]-3*[.K12])/4)" office:value-type="float" office:value="78">
            <text:p>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52506115">
            <text:p>952506115</text:p>
          </table:table-cell>
          <table:table-cell office:value-type="string">
            <text:p>孫于棠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INT(AVERAGE([.D13:.G13]))" office:value-type="float" office:value="45">
            <text:p>45</text:p>
          </table:table-cell>
          <table:table-cell office:value-type="float" office:value="60">
            <text:p>60</text:p>
          </table:table-cell>
          <table:table-cell table:formula="of:=INT(AVERAGE([.D13:.F13]))"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INT((10*[.I13]-3*[.J13]-3*[.K13])/4)" office:value-type="float" office:value="75">
            <text:p>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52506118">
            <text:p>952506118</text:p>
          </table:table-cell>
          <table:table-cell office:value-type="string">
            <text:p>徐嘉容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INT(AVERAGE([.D14:.G14]))" office:value-type="float" office:value="56">
            <text:p>56</text:p>
          </table:table-cell>
          <table:table-cell table:formula="of:=[.H14]+11" office:value-type="float" office:value="67">
            <text:p>67</text:p>
          </table:table-cell>
          <table:table-cell table:formula="of:=INT(AVERAGE([.D14:.F14]))" office:value-type="float" office:value="55">
            <text:p>55</text:p>
          </table:table-cell>
          <table:table-cell office:value-type="float" office:value="50">
            <text:p>50</text:p>
          </table:table-cell>
          <table:table-cell table:formula="of:=INT((10*[.I14]-3*[.J14]-3*[.K14])/4)" office:value-type="float" office:value="88">
            <text:p>8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51506120">
            <text:p>951506120</text:p>
          </table:table-cell>
          <table:table-cell office:value-type="string">
            <text:p>向兆元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INT(AVERAGE([.D15:.G15]))" office:value-type="float" office:value="27">
            <text:p>27</text:p>
          </table:table-cell>
          <table:table-cell office:value-type="float" office:value="60">
            <text:p>60</text:p>
          </table:table-cell>
          <table:table-cell table:formula="of:=INT(AVERAGE([.D15:.F15]))" office:value-type="float" office:value="28">
            <text:p>28</text:p>
          </table:table-cell>
          <table:table-cell office:value-type="float" office:value="60">
            <text:p>60</text:p>
          </table:table-cell>
          <table:table-cell table:formula="of:=INT((10*[.I15]-3*[.J15]-3*[.K15])/4)" office:value-type="float" office:value="84">
            <text:p>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51506121">
            <text:p>951506121</text:p>
          </table:table-cell>
          <table:table-cell office:value-type="string">
            <text:p>郭宗瑋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INT(AVERAGE([.D16:.G16]))" office:value-type="float" office:value="41">
            <text:p>41</text:p>
          </table:table-cell>
          <table:table-cell office:value-type="float" office:value="60">
            <text:p>60</text:p>
          </table:table-cell>
          <table:table-cell table:formula="of:=INT(AVERAGE([.D16:.F16]))"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INT((10*[.I16]-3*[.J16]-3*[.K16])/4)" office:value-type="float" office:value="75">
            <text:p>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1506122">
            <text:p>951506122</text:p>
          </table:table-cell>
          <table:table-cell office:value-type="string">
            <text:p>曾于哲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INT(AVERAGE([.D17:.G17]))"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table:formula="of:=INT((10*[.I17]-3*[.J17]-3*[.K17])/4)" office:value-type="float" office:value="71">
            <text:p>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2506123">
            <text:p>952506123</text:p>
          </table:table-cell>
          <table:table-cell office:value-type="string">
            <text:p>吳懿庭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INT(AVERAGE([.D18:.G18]))"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INT(AVERAGE([.D18:.F18]))"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INT((10*[.I18]-3*[.J18]-3*[.K18])/4)" office:value-type="float" office:value="75">
            <text:p>7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1506125">
            <text:p>951506125</text:p>
          </table:table-cell>
          <table:table-cell office:value-type="string">
            <text:p>許維哲</text:p>
          </table:table-cell>
          <table:table-cell table:number-columns-repeated="2" office:value-type="float" office:value="99">
            <text:p>99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formula="of:=INT(AVERAGE([.D19:.G19]))" office:value-type="float" office:value="92">
            <text:p>92</text:p>
          </table:table-cell>
          <table:table-cell office:value-type="float" office:value="92">
            <text:p>92</text:p>
          </table:table-cell>
          <table:table-cell table:formula="of:=INT(AVERAGE([.D19:.F19]))" office:value-type="float" office:value="92">
            <text:p>92</text:p>
          </table:table-cell>
          <table:table-cell office:value-type="float" office:value="99">
            <text:p>99</text:p>
          </table:table-cell>
          <table:table-cell table:formula="of:=INT((10*[.I19]-3*[.J19]-3*[.K19])/4)" office:value-type="float" office:value="86">
            <text:p>8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51506127">
            <text:p>951506127</text:p>
          </table:table-cell>
          <table:table-cell office:value-type="string">
            <text:p>梁益銘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INT(AVERAGE([.D20:.G20]))" office:value-type="float" office:value="28">
            <text:p>28</text:p>
          </table:table-cell>
          <table:table-cell office:value-type="float" office:value="60">
            <text:p>60</text:p>
          </table:table-cell>
          <table:table-cell table:formula="of:=INT(AVERAGE([.D20:.F20]))" office:value-type="float" office:value="21">
            <text:p>21</text:p>
          </table:table-cell>
          <table:table-cell office:value-type="float" office:value="55">
            <text:p>55</text:p>
          </table:table-cell>
          <table:table-cell table:formula="of:=INT((10*[.I20]-3*[.J20]-3*[.K20])/4)" office:value-type="float" office:value="93">
            <text:p>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51506129">
            <text:p>951506129</text:p>
          </table:table-cell>
          <table:table-cell office:value-type="string">
            <text:p>洪禾宇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INT(AVERAGE([.D21:.G21]))" office:value-type="float" office:value="35">
            <text:p>35</text:p>
          </table:table-cell>
          <table:table-cell office:value-type="float" office:value="60">
            <text:p>60</text:p>
          </table:table-cell>
          <table:table-cell table:formula="of:=INT(AVERAGE([.D21:.F21]))"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INT((10*[.I21]-3*[.J21]-3*[.K21])/4)" office:value-type="float" office:value="75">
            <text:p>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51506131">
            <text:p>951506131</text:p>
          </table:table-cell>
          <table:table-cell office:value-type="string">
            <text:p>李昆陽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INT(AVERAGE([.D22:.G22]))" office:value-type="float" office:value="36">
            <text:p>36</text:p>
          </table:table-cell>
          <table:table-cell office:value-type="float" office:value="60">
            <text:p>60</text:p>
          </table:table-cell>
          <table:table-cell table:formula="of:=INT(AVERAGE([.D22:.F22]))" office:value-type="float" office:value="38">
            <text:p>38</text:p>
          </table:table-cell>
          <table:table-cell office:value-type="float" office:value="60">
            <text:p>60</text:p>
          </table:table-cell>
          <table:table-cell table:formula="of:=INT((10*[.I22]-3*[.J22]-3*[.K22])/4)" office:value-type="float" office:value="76">
            <text:p>7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52506132">
            <text:p>952506132</text:p>
          </table:table-cell>
          <table:table-cell office:value-type="string">
            <text:p>蔡瑩萍</text:p>
          </table:table-cell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formula="of:=INT(AVERAGE([.D23:.G23]))" office:value-type="float" office:value="69">
            <text:p>69</text:p>
          </table:table-cell>
          <table:table-cell table:formula="of:=[.H23]+11"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formula="of:=INT((10*[.I23]-3*[.J23]-3*[.K23])/4)" office:value-type="float" office:value="95">
            <text:p>9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51506134">
            <text:p>951506134</text:p>
          </table:table-cell>
          <table:table-cell office:value-type="string">
            <text:p>邱奕翔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INT(AVERAGE([.D24:.G24]))"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formula="of:=INT((10*[.I24]-3*[.J24]-3*[.K24])/4)" office:value-type="float" office:value="82">
            <text:p>8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51506135">
            <text:p>951506135</text:p>
          </table:table-cell>
          <table:table-cell office:value-type="string">
            <text:p>林維棠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INT(AVERAGE([.D25:.G25]))" office:value-type="float" office:value="33">
            <text:p>33</text:p>
          </table:table-cell>
          <table:table-cell office:value-type="float" office:value="60">
            <text:p>60</text:p>
          </table:table-cell>
          <table:table-cell table:formula="of:=INT(AVERAGE([.D25:.F25]))" office:value-type="float" office:value="30">
            <text:p>30</text:p>
          </table:table-cell>
          <table:table-cell office:value-type="float" office:value="60">
            <text:p>60</text:p>
          </table:table-cell>
          <table:table-cell table:formula="of:=INT((10*[.I25]-3*[.J25]-3*[.K25])/4)" office:value-type="float" office:value="82">
            <text:p>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51506136">
            <text:p>951506136</text:p>
          </table:table-cell>
          <table:table-cell office:value-type="string">
            <text:p>李育陞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INT(AVERAGE([.D26:.G26]))" office:value-type="float" office:value="51">
            <text:p>51</text:p>
          </table:table-cell>
          <table:table-cell table:formula="of:=[.H26]+11" office:value-type="float" office:value="62">
            <text:p>62</text:p>
          </table:table-cell>
          <table:table-cell table:formula="of:=INT(AVERAGE([.D26:.F26]))" office:value-type="float" office:value="51">
            <text:p>51</text:p>
          </table:table-cell>
          <table:table-cell office:value-type="float" office:value="60">
            <text:p>60</text:p>
          </table:table-cell>
          <table:table-cell table:formula="of:=INT((10*[.I26]-3*[.J26]-3*[.K26])/4)" office:value-type="float" office:value="71">
            <text:p>7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51506151">
            <text:p>951506151</text:p>
          </table:table-cell>
          <table:table-cell office:value-type="string">
            <text:p>康中彥</text:p>
          </table:table-cell>
          <table:table-cell table:number-columns-repeated="2"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formula="of:=INT(AVERAGE([.D27:.G27]))" office:value-type="float" office:value="84">
            <text:p>84</text:p>
          </table:table-cell>
          <table:table-cell table:formula="of:=[.H27]+6" office:value-type="float" office:value="90">
            <text:p>90</text:p>
          </table:table-cell>
          <table:table-cell table:formula="of:=INT(AVERAGE([.D27:.F27]))" office:value-type="float" office:value="79">
            <text:p>79</text:p>
          </table:table-cell>
          <table:table-cell office:value-type="float" office:value="99">
            <text:p>99</text:p>
          </table:table-cell>
          <table:table-cell table:formula="of:=INT((10*[.I27]-3*[.J27]-3*[.K27])/4)" office:value-type="float" office:value="91">
            <text:p>9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51506152">
            <text:p>951506152</text:p>
          </table:table-cell>
          <table:table-cell office:value-type="string">
            <text:p>佘俊志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formula="of:=INT(AVERAGE([.D28:.G28]))" office:value-type="float" office:value="55">
            <text:p>55</text:p>
          </table:table-cell>
          <table:table-cell table:formula="of:=[.H28]+11" office:value-type="float" office:value="66">
            <text:p>66</text:p>
          </table:table-cell>
          <table:table-cell table:formula="of:=INT(AVERAGE([.D28:.F28]))" office:value-type="float" office:value="51">
            <text:p>51</text:p>
          </table:table-cell>
          <table:table-cell office:value-type="float" office:value="85">
            <text:p>85</text:p>
          </table:table-cell>
          <table:table-cell table:formula="of:=INT((10*[.I28]-3*[.J28]-3*[.K28])/4)" office:value-type="float" office:value="63">
            <text:p>6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51506153">
            <text:p>951506153</text:p>
          </table:table-cell>
          <table:table-cell office:value-type="string">
            <text:p>陳志盛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INT(AVERAGE([.D29:.G29]))"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formula="of:=INT((10*[.I29]-3*[.J29]-3*[.K29])/4)" office:value-type="float" office:value="82">
            <text:p>82</text:p>
          </table:table-cell>
        </table:table-row>
      </table:table>
      <table:database-ranges>
        <table:database-range table:target-range-address="Sheet1.A1:Sheet1.L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文鼎ＰＬ新宋" style:language-asian="zh" style:country-asian="TW" style:font-name-complex="文鼎ＰＬ新宋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3">2011/01/13</text:date>, <text:time>21:2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1-13T21:23:03</dc:date>
    <dc:creator>Chih-Pin Fong</dc:creator>
    <meta:generator>OpenOffice.org/3.1$FreeBSD/i386 OpenOffice.org_project/310m19$Build-9420</meta:generator>
    <meta:editing-duration>PT00H20M34S</meta:editing-duration>
    <meta:editing-cycles>5</meta:editing-cycles>
    <meta:document-statistic meta:table-count="1" meta:cell-count="348" meta:object-count="0"/>
  </office:meta>
</office:document-meta>
</file>